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6e708" officeooo:paragraph-rsid="0006e708"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6e708" officeooo:paragraph-rsid="0006e708" style:font-weight-asian="normal" style:font-weight-complex="normal"/>
    </style:style>
    <style:style style:name="P3" style:family="paragraph" style:parent-style-name="Text_20_body" style:list-style-name="L1"/>
    <style:style style:name="P4" style:family="paragraph" style:parent-style-name="Text_20_body">
      <style:paragraph-properties fo:text-align="start" style:justify-single-word="false"/>
      <style:text-properties style:text-underline-style="none" fo:font-weight="normal" officeooo:rsid="0006e708" officeooo:paragraph-rsid="0006e708" style:font-weight-asian="normal" style:font-weight-complex="normal"/>
    </style:style>
    <style:style style:name="T1" style:family="text">
      <style:text-properties officeooo:rsid="0007a1e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text:span text:style-name="T1">I</text:span></text:p>
      <text:p text:style-name="P2"/>
      <text:p text:style-name="P2"/>
      <text:p text:style-name="P4"><text:span text:style-name="Strong_20_Emphasis">CPU (Central Processing Unit)</text:span>: The CPU is the brain of the computer, responsible for executing instructions and performing calculations. It processes data and controls other components within the system. Its performance largely determines the overall speed and efficiency of the computer.</text:p>
      <text:list xml:id="list1274659507" text:style-name="L1">
        <text:list-item>
          <text:p text:style-name="P3"><text:span text:style-name="Strong_20_Emphasis">Motherboard</text:span>: The motherboard is the main circuit board that connects all the components of the computer. It houses the CPU, RAM, and expansion slots, and provides connections for peripherals and power. It also allows communication between various parts of the system.</text:p>
        </text:list-item>
        <text:list-item>
          <text:p text:style-name="P3"><text:span text:style-name="Strong_20_Emphasis">RAM (Random Access Memory)</text:span>: RAM is temporary storage used by the CPU to store data that is actively being processed. The more RAM a computer has, the better it can handle multiple tasks simultaneously. It’s volatile, meaning it loses its data when the power is turned off.</text:p>
        </text:list-item>
        <text:list-item>
          <text:p text:style-name="P3"><text:span text:style-name="Strong_20_Emphasis">HDD (Hard Disk Drive)</text:span>: The HDD is a mechanical storage device that stores data permanently. It uses spinning disks to read and write data, offering high capacity at a relatively low cost. However, it is slower compared to modern storage options like SSDs.</text:p>
        </text:list-item>
        <text:list-item>
          <text:p text:style-name="P3"><text:span text:style-name="Strong_20_Emphasis">SSD (Solid State Drive)</text:span>: An SSD is a faster storage device that uses flash memory to store data. It has no moving parts, making it more durable and faster at accessing data than an HDD. SSDs are commonly used for faster boot times and quicker file access.</text:p>
        </text:list-item>
        <text:list-item>
          <text:p text:style-name="P3"><text:span text:style-name="Strong_20_Emphasis">Power Supply Unit (PSU)</text:span>: The PSU converts electrical power from an outlet into usable power for the computer’s internal components. It ensures stable voltage and current for all parts. Its wattage rating determines how much power the system can consume safely.</text:p>
        </text:list-item>
        <text:list-item>
          <text:p text:style-name="P3"><text:span text:style-name="Strong_20_Emphasis">Graphics Processing Unit (GPU)</text:span>: The GPU is responsible for rendering images and videos on the computer’s display. It can offload graphical processing from the CPU to improve performance in gaming, video editing, and 3D rendering. It’s crucial for tasks that require high graphical power.</text:p>
        </text:list-item>
        <text:list-item>
          <text:p text:style-name="P3"><text:span text:style-name="Strong_20_Emphasis">Cooling Fan</text:span>: A cooling fan helps dissipate heat generated by the CPU, GPU, and other components to prevent overheating. It is typically found inside the computer case or attached to specific parts, ensuring optimal temperatures for smooth operation. Fans come in various sizes depending on the system.</text:p>
        </text:list-item>
        <text:list-item>
          <text:p text:style-name="P3"><text:span text:style-name="Strong_20_Emphasis">Heat Sink</text:span>: A heat sink is a passive cooling component that absorbs and dissipates heat from the CPU, GPU, or other heat-generating parts. It typically has a metal design with fins to increase surface area and improve heat dissipation. It's often paired with a fan for better cooling efficiency.</text:p>
        </text:list-item>
        <text:list-item>
          <text:p text:style-name="P3"><text:span text:style-name="Strong_20_Emphasis">Optical Drive (CD/DVD/Blu-ray)</text:span>: Optical drives are used to read and write data to CDs, DVDs, and Blu-ray discs. They use laser technology to read and write information on optical discs. Although they are becoming less common in modern systems, they are still useful for media and software installation.</text:p>
        </text:list-item>
        <text:list-item>
          <text:p text:style-name="P3"><text:soft-page-break/><text:span text:style-name="Strong_20_Emphasis">Network Interface Card (NIC)</text:span>: A NIC is a hardware component that allows a computer to connect to a network, either wired or wirelessly. It manages data transmission between the computer and network devices. NICs are essential for internet connectivity, file sharing, and online communication.</text:p>
        </text:list-item>
        <text:list-item>
          <text:p text:style-name="P3"><text:span text:style-name="Strong_20_Emphasis">Memory Card Reader</text:span>: A memory card reader allows a computer to read and write data to removable storage cards, such as SD or microSD cards. It is commonly used for transferring photos, videos, or files between devices like cameras and computers. Many laptops include built-in readers for convenience.</text:p>
        </text:list-item>
        <text:list-item>
          <text:p text:style-name="P3"><text:span text:style-name="Strong_20_Emphasis">Front Panel Audio Jacks</text:span>: Front panel audio jacks are connectors located on the front of a computer case, allowing easy access for headphones, microphones, or speakers. They connect directly to the motherboard or sound card. These jacks improve convenience for users who frequently plug in audio devices.</text:p>
        </text:list-item>
        <text:list-item>
          <text:p text:style-name="P3"><text:span text:style-name="Strong_20_Emphasis">Expansion Slots</text:span>: Expansion slots on the motherboard allow the addition of extra components, like sound cards, network cards, or additional graphics cards. These slots are often PCI (Peripheral Component Interconnect) or PCIe (PCI Express) and can enhance the system’s functionality. They are crucial for expanding the computer’s capabilities.</text:p>
        </text:list-item>
        <text:list-item>
          <text:p text:style-name="P3"><text:span text:style-name="Strong_20_Emphasis">CPU Socket</text:span>: The CPU socket is where the processor is installed on the motherboard. It provides the physical and electrical connection between the CPU and the rest of the system. The socket type must match the CPU’s design to ensure proper installation and performance.</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3T13:42:11.201245403</meta:creation-date>
    <dc:date>2025-02-03T13:55:48.484810344</dc:date>
    <meta:editing-duration>PT13M37S</meta:editing-duration>
    <meta:editing-cycles>2</meta:editing-cycles>
    <meta:generator>LibreOffice/6.4.7.2$Linux_X86_64 LibreOffice_project/40$Build-2</meta:generator>
    <meta:document-statistic meta:table-count="0" meta:image-count="0" meta:object-count="0" meta:page-count="2" meta:paragraph-count="16" meta:word-count="695" meta:character-count="4330" meta:non-whitespace-character-count="3665"/>
  </office:meta>
</office:document-meta>
</file>